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9211e"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1" table:number-columns-repeated="1016" table:default-cell-style-name="ce7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Token</text:p>
          </table:table-cell>
          <table:table-cell table:style-name="ce1" office:value-type="string" calcext:value-type="string">
            <text:p>PETSCII</text:p>
          </table:table-cell>
          <table:table-cell table:style-name="ce1" office:value-type="string" calcext:value-type="string">
            <text:p>Adj Token</text:p>
          </table:table-cell>
          <table:table-cell table:style-name="ce1" office:value-type="string" calcext:value-type="string">
            <text:p>Direct</text:p>
          </table:table-cell>
          <table:table-cell table:style-name="ce6" office:value-type="string" calcext:value-type="string">
            <text:p>Function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Adjust</text:p>
          </table:table-cell>
          <table:table-cell table:style-name="ce4" office:value-type="float" office:value="-114" calcext:value-type="float">
            <text:p>-114</text:p>
          </table:table-cell>
          <table:table-cell office:value-type="float" office:value="-33" calcext:value-type="float">
            <text:p>-33</text:p>
          </table:table-cell>
          <table:table-cell table:number-columns-repeated="1018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!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5" table:formula="of:=[.C5]+[.$C$3]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rite w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5" table:formula="of:=[.C6]+[.$C$3]"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uplic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" table:formula="of:=[.C7]+[.$C$3]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th rotat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%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5" table:formula="of:=[.C8]+[.$C$3]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wa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amp;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5" table:formula="of:=[.C9]+[.$C$3]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ll pcode on 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,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5" table:formula="of:=[.C10]+[.$C$3]"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perator onl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5" table:formula="of:=[.C11]+[.$C$3]"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rop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B12]+[.$B$3]"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put str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to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B13]+[.$B$3]" office:value-type="float" office:value="23" calcext:value-type="float">
            <text:p>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ump to given location (p-cod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;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5" table:formula="of:=[.C14]+[.$C$3]" office:value-type="float" office:value="26" calcext:value-type="float">
            <text:p>2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B15]+[.$B$3]" office:value-type="float" office:value="28" calcext:value-type="float">
            <text:p>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turn pc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B16]+[.$B$3]"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nd progr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@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5" table:formula="of:=[.C17]+[.$C$3]" office:value-type="float" office:value="31" calcext:value-type="float">
            <text:p>3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ad w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ke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B18]+[.$B$3]" office:value-type="float" office:value="37" calcext:value-type="float">
            <text:p>3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rite b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int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[.B19]+[.$B$3]"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int string off stack (length on to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r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B20]+[.$B$3]" office:value-type="float" office:value="42" calcext:value-type="float">
            <text:p>42</text:p>
          </table:table-cell>
          <table:table-cell/>
          <table:table-cell office:value-type="string" calcext:value-type="string">
            <text:p>branch o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[.B21]+[.$B$3]" office:value-type="float" office:value="44" calcext:value-type="float">
            <text:p>4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ll machine code (see manua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B22]+[.$B$3]" office:value-type="float" office:value="47" calcext:value-type="float">
            <text:p>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ke inke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w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[.B23]+[.$B$3]" office:value-type="float" office:value="48" calcext:value-type="float">
            <text:p>4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ear sta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B24]+[.$B$3]" office:value-type="float" office:value="51" calcext:value-type="float">
            <text:p>5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t loop index (innermos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B25]+[.$B$3]" office:value-type="float" office:value="54" calcext:value-type="float">
            <text:p>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tw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B26]+[.$B$3]" office:value-type="float" office:value="56" calcext:value-type="float">
            <text:p>5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nd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B27]+[.$B$3]" office:value-type="float" office:value="57" calcext:value-type="float">
            <text:p>5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nd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* 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B28]+[.$B$3]" office:value-type="float" office:value="58" calcext:value-type="float">
            <text:p>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nd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/ 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B29]+[.$B$3]" office:value-type="float" office:value="59" calcext:value-type="float">
            <text:p>5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ndard, sig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B30]+[.$B$3]"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th to t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B31]+[.$B$3]" office:value-type="float" office:value="61" calcext:value-type="float">
            <text:p>6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tw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B32]+[.$B$3]" office:value-type="float" office:value="62" calcext:value-type="float">
            <text:p>6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tw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B33]+[.$B$3]" office:value-type="float" office:value="63" calcext:value-type="float">
            <text:p>6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igned comparison returns 0 or 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=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B34]+[.$B$3]"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igned comparison returns 0 or 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lt;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B35]+[.$B$3]" office:value-type="float" office:value="65" calcext:value-type="float">
            <text:p>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igned comparison returns 0 or 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\ </text:p>
          </table:table-cell>
          <table:table-cell/>
          <table:table-cell office:value-type="float" office:value="92" calcext:value-type="float">
            <text:p>92</text:p>
          </table:table-cell>
          <table:table-cell table:style-name="ce5" table:formula="of:=[.C36]+[.$C$3]" office:value-type="float" office:value="59" calcext:value-type="float">
            <text:p>5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dulus (fudged – this token is 92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B37]+[.$B$3]" office:value-type="float" office:value="67" calcext:value-type="float">
            <text:p>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yte swa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B38]+[.$B$3]" office:value-type="float" office:value="73" calcext:value-type="float">
            <text:p>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ndom num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ek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B39]+[.$B$3]" office:value-type="float" office:value="80" calcext:value-type="float">
            <text:p>8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ad b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$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B40]+[.$B$3]" office:value-type="float" office:value="82" calcext:value-type="float">
            <text:p>8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vert tos to decim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$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[.B41]+[.$B$3]" office:value-type="float" office:value="85" calcext:value-type="float">
            <text:p>8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vert to 4 hex digits</text:p>
          </table:table-cell>
          <table:table-cell table:number-columns-repeated="1015"/>
        </table:table-row>
        <table:table-row table:style-name="ro1">
          <table:table-cell table:style-name="ce3"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2" table:number-rows-repeated="13">
          <table:table-cell table:style-name="ce3" table:number-columns-repeated="5"/>
          <table:table-cell table:style-name="Default" table:number-columns-repeated="1016"/>
        </table:table-row>
        <table:table-row table:style-name="ro1" table:number-rows-repeated="1048512">
          <table:table-cell table:number-columns-repeated="1021"/>
        </table:table-row>
        <table:table-row table:style-name="ro2" table:number-rows-repeated="7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2" table:style-name="ta1">
        <table:table-column table:style-name="co1" table:number-columns-repeated="5" table:default-cell-style-name="ce7"/>
        <table:table-column table:style-name="co1" table:default-cell-style-name="Default"/>
        <table:table-column table:style-name="co1" table:number-columns-repeated="1018" table:default-cell-style-name="ce7"/>
        <table:table-row table:style-name="ro1">
          <table:table-cell table:style-name="ce6" office:value-type="string" calcext:value-type="string">
            <text:p>Things with no compiled equival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 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allocate wor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]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</text:p>
          </table:table-cell>
          <table:table-cell table:number-columns-repeated="7"/>
          <table:table-cell office:value-type="string" calcext:value-type="string">
            <text:p>Comm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' </text:p>
          </table:table-cell>
          <table:table-cell table:number-columns-repeated="7"/>
          <table:table-cell office:value-type="string" calcext:value-type="string">
            <text:p>Copy direc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tant:</text:p>
          </table:table-cell>
          <table:table-cell table:number-columns-repeated="7"/>
          <table:table-cell office:value-type="string" calcext:value-type="string">
            <text:p>set address to constant, save 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entifier:</text:p>
          </table:table-cell>
          <table:table-cell table:number-columns-repeated="7"/>
          <table:table-cell office:value-type="string" calcext:value-type="string">
            <text:p>Mark identifier as being he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lt;anything&gt;:</text:p>
          </table:table-cell>
          <table:table-cell table:number-columns-repeated="7"/>
          <table:table-cell office:value-type="string" calcext:value-type="string">
            <text:p>restore addr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entifier::</text:p>
          </table:table-cell>
          <table:table-cell table:number-columns-repeated="7"/>
          <table:table-cell office:value-type="string" calcext:value-type="string">
            <text:p>glob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:</text:p>
          </table:table-cell>
          <table:table-cell table:number-columns-repeated="7"/>
          <table:table-cell office:value-type="string" calcext:value-type="string">
            <text:p>mar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tant</text:p>
          </table:table-cell>
          <table:table-cell/>
          <table:table-cell office:value-type="string" calcext:value-type="string">
            <text:p>[0-9]</text:p>
          </table:table-cell>
          <table:table-cell table:number-columns-repeated="5"/>
          <table:table-cell office:value-type="string" calcext:value-type="string">
            <text:p>Pushes constant on the sta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entifier</text:p>
          </table:table-cell>
          <table:table-cell/>
          <table:table-cell office:value-type="string" calcext:value-type="string">
            <text:p>[a-z_]</text:p>
          </table:table-cell>
          <table:table-cell table:number-columns-repeated="5"/>
          <table:table-cell office:value-type="string" calcext:value-type="string">
            <text:p>Push associated value on 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“xxxxx”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Pushed onto the stack backwards followed by size at the top</text:p>
          </table:table-cell>
          <table:table-cell table:number-columns-repeated="1015"/>
        </table:table-row>
      </table:table>
      <table:named-expressions/>
      <table:database-ranges>
        <table:database-range table:name="SortArea" table:target-range-address="Sheet1.A5:Sheet1.H42" table:contains-header="false">
          <table:sort>
            <table:sort-by table:field-number="3" table:data-type="automatic"/>
          </table:sort>
        </table:database-range>
        <table:database-range table:name="__Anonymous_Sheet_DB__0" table:target-range-address="Sheet1.A5:Sheet1.AMJ4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5T20:03:48.303484268</meta:creation-date>
    <dc:date>2019-10-05T21:08:09.819199160</dc:date>
    <meta:editing-duration>PT33M48S</meta:editing-duration>
    <meta:editing-cycles>9</meta:editing-cycles>
    <meta:generator>LibreOffice/6.3.1.2$Linux_X86_64 LibreOffice_project/30$Build-2</meta:generator>
    <meta:document-statistic meta:table-count="2" meta:cell-count="222" meta:object-count="0"/>
  </office:meta>
</office:document-meta>
</file>